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34in"/>
    </style:style>
    <style:style style:name="co3" style:family="table-column">
      <style:table-column-properties fo:break-before="auto" style:column-width="1.6953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86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3283in" fo:break-before="auto" style:use-optimal-row-height="true"/>
    </style:style>
    <style:style style:name="ro4" style:family="table-row">
      <style:table-row-properties style:row-height="0.3429in" fo:break-before="auto" style:use-optimal-row-height="true"/>
    </style:style>
    <style:style style:name="ro5" style:family="table-row">
      <style:table-row-properties style:row-height="0.6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justify" fo:margin-left="0in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in"/>
      <style:text-properties fo:font-size="15pt" style:font-size-asian="15pt" style:font-size-complex="15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1016" table:default-cell-style-name="ce2"/>
        <table:table-row table:style-name="ro2">
          <table:table-cell table:style-name="ce1" office:value-type="string">
            <text:p>Sno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<text:s/>Portuguese</text:p>
          </table:table-cell>
          <table:table-cell table:style-name="ce1" office:value-type="string">
            <text:p>French</text:p>
          </table:table-cell>
          <table:table-cell table:number-columns-repeated="3"/>
          <table:table-cell table:style-name="ce5" table:number-columns-repeated="1016"/>
        </table:table-row>
        <table:table-row table:style-name="ro3">
          <table:table-cell office:value-type="float" office:value="1">
            <text:p>1</text:p>
          </table:table-cell>
          <table:table-cell table:style-name="ce3" office:value-type="string">
            <text:p>Condenser Dashboard </text:p>
          </table:table-cell>
          <table:table-cell table:style-name="ce3" office:value-type="string">
            <text:p>Tablero del condensador</text:p>
          </table:table-cell>
          <table:table-cell table:style-name="ce3" office:value-type="string">
            <text:p>Painel de controle do condensador </text:p>
          </table:table-cell>
          <table:table-cell table:style-name="ce3" office:value-type="string">
            <text:p>Tableau de bord du condenseur 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Condenser Name </text:p>
          </table:table-cell>
          <table:table-cell office:value-type="string">
            <text:p>Nombre del condensador</text:p>
          </table:table-cell>
          <table:table-cell office:value-type="string">
            <text:p>Nome do condensador</text:p>
          </table:table-cell>
          <table:table-cell office:value-type="string">
            <text:p>Nom du condenseur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Date Range</text:p>
          </table:table-cell>
          <table:table-cell office:value-type="string">
            <text:p>Rango de fechas</text:p>
          </table:table-cell>
          <table:table-cell office:value-type="string">
            <text:p>Intervalo de Datas</text:p>
          </table:table-cell>
          <table:table-cell office:value-type="string">
            <text:p>Plage de dates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Load Range</text:p>
          </table:table-cell>
          <table:table-cell office:value-type="string">
            <text:p>Rango de carga</text:p>
          </table:table-cell>
          <table:table-cell office:value-type="string">
            <text:p>Faixa de carga</text:p>
          </table:table-cell>
          <table:table-cell office:value-type="string">
            <text:p>Plage de charge</text:p>
          </table:table-cell>
          <table:table-cell table:number-columns-repeated="1019"/>
        </table:table-row>
        <table:table-row table:style-name="ro4">
          <table:table-cell office:value-type="float" office:value="5">
            <text:p>5</text:p>
          </table:table-cell>
          <table:table-cell table:style-name="ce3" office:value-type="string">
            <text:p>Total Data points</text:p>
          </table:table-cell>
          <table:table-cell office:value-type="string">
            <text:p>Puntos de datos totales</text:p>
          </table:table-cell>
          <table:table-cell office:value-type="string">
            <text:p>Total de pontos de dados</text:p>
          </table:table-cell>
          <table:table-cell office:value-type="string">
            <text:p>Total des points de données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pply</text:p>
          </table:table-cell>
          <table:table-cell office:value-type="string">
            <text:p>Solicitar</text:p>
          </table:table-cell>
          <table:table-cell office:value-type="string">
            <text:p>Aplicar</text:p>
          </table:table-cell>
          <table:table-cell office:value-type="string">
            <text:p>Appliquer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reate Report</text:p>
          </table:table-cell>
          <table:table-cell office:value-type="string">
            <text:p>Criar relatório</text:p>
          </table:table-cell>
          <table:table-cell office:value-type="string">
            <text:p>Criar relatório</text:p>
          </table:table-cell>
          <table:table-cell office:value-type="string">
            <text:p>Creer un rapport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string">
            <text:p>KPI Overview</text:p>
          </table:table-cell>
          <table:table-cell office:value-type="string">
            <text:p>Resumen de KPI</text:p>
          </table:table-cell>
          <table:table-cell office:value-type="string">
            <text:p>Visão geral de KPI</text:p>
          </table:table-cell>
          <table:table-cell office:value-type="string">
            <text:p>Présentation des KPI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string">
            <text:p>KPI Charts </text:p>
          </table:table-cell>
          <table:table-cell office:value-type="string">
            <text:p>Gráficos de KPI</text:p>
          </table:table-cell>
          <table:table-cell office:value-type="string">
            <text:p>Gráficos KPI</text:p>
          </table:table-cell>
          <table:table-cell office:value-type="string">
            <text:p>Graphiques KPI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string">
            <text:p>Custom Charts</text:p>
          </table:table-cell>
          <table:table-cell office:value-type="string">
            <text:p>Gráficos personalizados</text:p>
          </table:table-cell>
          <table:table-cell office:value-type="string">
            <text:p>Gráficos personalizados</text:p>
          </table:table-cell>
          <table:table-cell office:value-type="string">
            <text:p>Graphiques personnalisés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Advanced Charts</text:p>
          </table:table-cell>
          <table:table-cell office:value-type="string">
            <text:p>Gráficos avanzados</text:p>
          </table:table-cell>
          <table:table-cell office:value-type="string">
            <text:p>Gráficos Avançados</text:p>
          </table:table-cell>
          <table:table-cell office:value-type="string">
            <text:p>Graphiques avancés</text:p>
          </table:table-cell>
          <table:table-cell table:number-columns-repeated="1019"/>
        </table:table-row>
        <table:table-row table:style-name="ro4">
          <table:table-cell office:value-type="float" office:value="12">
            <text:p>12</text:p>
          </table:table-cell>
          <table:table-cell table:style-name="ce3" office:value-type="string">
            <text:p>Select Charts to view</text:p>
          </table:table-cell>
          <table:table-cell office:value-type="string">
            <text:p>Seleccione Gráficos para ver</text:p>
          </table:table-cell>
          <table:table-cell office:value-type="string">
            <text:p>Selecione gráficos para visualizar</text:p>
          </table:table-cell>
          <table:table-cell office:value-type="string">
            <text:p>Sélectionnez les graphiques à afficher</text:p>
          </table:table-cell>
          <table:table-cell table:number-columns-repeated="1019"/>
        </table:table-row>
        <table:table-row table:style-name="ro3">
          <table:table-cell office:value-type="float" office:value="13">
            <text:p>13</text:p>
          </table:table-cell>
          <table:table-cell table:style-name="ce3" office:value-type="string">
            <text:p>You have not selected any chart yet</text:p>
          </table:table-cell>
          <table:table-cell table:style-name="ce4" office:value-type="string">
            <text:p>Aún no ha seleccionado ningún gráfico</text:p>
          </table:table-cell>
          <table:table-cell table:style-name="ce4" office:value-type="string">
            <text:p>Você ainda não selecionou nenhum gráfico</text:p>
          </table:table-cell>
          <table:table-cell table:style-name="ce4" office:value-type="string">
            <text:p>Vous n'avez pas encore sélectionné de graphique</text:p>
          </table:table-cell>
          <table:table-cell table:number-columns-repeated="1019"/>
        </table:table-row>
        <table:table-row table:style-name="ro5">
          <table:table-cell office:value-type="float" office:value="14">
            <text:p>14</text:p>
          </table:table-cell>
          <table:table-cell table:style-name="ce3" office:value-type="string">
            <text:p>Please select the Charts from the drop down to add to the custom Charts </text:p>
          </table:table-cell>
          <table:table-cell table:style-name="ce4" office:value-type="string">
            <text:p>Seleccione los gráficos del menú desplegable para agregarlos a los gráficos personalizados</text:p>
          </table:table-cell>
          <table:table-cell table:style-name="ce4" office:value-type="string">
            <text:p>Selecione os gráficos no menu suspenso para adicioná-los aos gráficos personalizados</text:p>
          </table:table-cell>
          <table:table-cell table:style-name="ce4" office:value-type="string">
            <text:p>Veuillez sélectionner les graphiques dans la liste déroulante pour les ajouter aux graphiques personnalisés</text:p>
          </table:table-cell>
          <table:table-cell table:number-columns-repeated="1019"/>
        </table:table-row>
        <table:table-row table:style-name="ro4">
          <table:table-cell office:value-type="float" office:value="15">
            <text:p>15</text:p>
          </table:table-cell>
          <table:table-cell table:style-name="ce3" office:value-type="string">
            <text:p>Check KPI Overview </text:p>
          </table:table-cell>
          <table:table-cell office:value-type="string">
            <text:p>Ver descripción general de KPI</text:p>
          </table:table-cell>
          <table:table-cell office:value-type="string">
            <text:p>Verifique a visão geral de KPI</text:p>
          </table:table-cell>
          <table:table-cell office:value-type="string">
            <text:p>Vérifier l'aperçu des KPI</text:p>
          </table:table-cell>
          <table:table-cell table:number-columns-repeated="1019"/>
        </table:table-row>
        <table:table-row table:style-name="ro4">
          <table:table-cell office:value-type="float" office:value="16">
            <text:p>16</text:p>
          </table:table-cell>
          <table:table-cell table:style-name="ce3" office:value-type="string">
            <text:p>KPI &amp; Custom Charts </text:p>
          </table:table-cell>
          <table:table-cell office:value-type="string">
            <text:p>KPI y gráficos personalizados</text:p>
          </table:table-cell>
          <table:table-cell office:value-type="string">
            <text:p>KPI e gráficos personalizados</text:p>
          </table:table-cell>
          <table:table-cell office:value-type="string">
            <text:p>KPI et graphiques personnalisés</text:p>
          </table:table-cell>
          <table:table-cell table:number-columns-repeated="1019"/>
        </table:table-row>
        <table:table-row table:style-name="ro4">
          <table:table-cell office:value-type="float" office:value="17">
            <text:p>17</text:p>
          </table:table-cell>
          <table:table-cell table:style-name="ce3" office:value-type="string">
            <text:p>before creating a report </text:p>
          </table:table-cell>
          <table:table-cell office:value-type="string">
            <text:p>antes de crear un informe</text:p>
          </table:table-cell>
          <table:table-cell office:value-type="string">
            <text:p>antes de criar um relatório</text:p>
          </table:table-cell>
          <table:table-cell office:value-type="string">
            <text:p>avant de créer un rapport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5">12/15/2021</text:date>, <text:time>00:5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ekanandan  kumaran</meta:initial-creator>
    <meta:creation-date>2021-11-20T14:48:28.40</meta:creation-date>
    <dc:date>2021-12-15T00:58:51.36</dc:date>
    <dc:creator>vivekanandan  kumaran</dc:creator>
    <meta:editing-duration>PT15H1M19S</meta:editing-duration>
    <meta:editing-cycles>9</meta:editing-cycles>
    <meta:generator>OpenOffice/4.1.7$Win32 OpenOffice.org_project/417m1$Build-9800</meta:generator>
    <meta:document-statistic meta:table-count="3" meta:cell-count="93" meta:object-count="0"/>
  </office:meta>
</office:document-meta>
</file>